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a20c" officeooo:paragraph-rsid="000ca20c"/>
    </style:style>
    <style:style style:name="P2" style:family="paragraph" style:parent-style-name="Standard">
      <style:text-properties fo:font-size="15pt" fo:font-weight="bold" officeooo:rsid="000ca20c" officeooo:paragraph-rsid="000ca20c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4pt" fo:font-weight="bold" officeooo:rsid="000ca20c" officeooo:paragraph-rsid="000ca20c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0ca831" officeooo:paragraph-rsid="000ca83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ca831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ynopsis</text:p>
      <text:p text:style-name="P1"></text:p>
      <text:p text:style-name="P1">The following is a general note and description regarding the submitted files as solutions for the Insight Data Engineering Twitter data Code Challenge. </text:p>
      <text:p text:style-name="P1"></text:p>
      <text:p text:style-name="P3">Motivation</text:p>
      <text:p text:style-name="P1">The type of problem given in the twitter problem is quite usefl <text:s/>ue for big data analytics. It reinforces the benefits of implementing the best coding pratices that is really needed in today's data centric world. </text:p>
      <text:p text:style-name="P2"/>
      <text:p text:style-name="P3">Code Example</text:p>
      <text:p text:style-name="P1">he main code is contained in the <text:span text:style-name="T1">run.sh </text:span>file, while solutions of the two challenge questions <text:s/>are given in <text:span text:style-name="T1">ft1.txt </text:span><text:span text:style-name="T2">and </text:span><text:span text:style-name="T1">ft2.txt </text:span><text:span text:style-name="T2">files respectively. It is instructive however to note that some output, such as the tweet output of problem 1 is best viewed at the command prompt. File </text:span><text:span text:style-name="T1">ft1.txt </text:span><text:span text:style-name="T2">is quite clean as stated in the problem while </text:span><text:span text:style-name="T1">ft2.txt </text:span><text:span text:style-name="T2">contain only the hashtag listing. <text:s/>The code solution is written with Python </text:span><text:span text:style-name="T3">2.7.6</text:span><text:span text:style-name="T2">, and Ubuntu 14.04 LTS is the Linux environment. The text editor is </text:span><text:span text:style-name="T1">gedit.</text:span></text:p>
      <text:p text:style-name="P1"/>
      <text:p text:style-name="P4"><text:span text:style-name="T1">The body of code itself is written is quite modular fashion. An example is given below:</text:span></text:p>
      <text:p text:style-name="P1"/>
      <text:p text:style-name="P3">Example </text:p>
      <text:p text:style-name="P1">#In this <text:s/>module, \" is replaced with according to the FAQ document</text:p>
      <text:p text:style-name="P1">f7= open('Desktop/newpython/ftc.txt', 'r') # in file</text:p>
      <text:p text:style-name="P1">f8 = open('Desktop/newpython/ft1.txt', 'w') # out file</text:p>
      <text:p text:style-name="P1">for line in f7:</text:p>
      <text:p text:style-name="P1"><text:s text:c="8"/>f8.write(line.replace('\t', ' ' ))</text:p>
      <text:p text:style-name="P1">f7.close()</text:p>
      <text:p text:style-name="P1">f8.close()</text:p>
      <text:p text:style-name="P1"></text:p>
      <text:p text:style-name="P4">The cod ecan be tested by running the run.sh file at the command terminal. An example is:</text:p>
      <text:p text:style-name="P4"/>
      <text:p text:style-name="P4">$ python ~/Desktop/newpython/run.s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5T20:59:32.864939498</meta:creation-date>
    <dc:date>2015-11-05T21:20:38.910652060</dc:date>
    <meta:editing-duration>PT5M15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20" meta:word-count="221" meta:character-count="1378" meta:non-whitespace-character-count="1144"/>
  </office:meta>
</office:document-meta>
</file>